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JetBrains Mono ExtraBold" svg:font-family="'JetBrains Mono ExtraBold'" style:font-pitch="fixed"/>
    <style:font-face style:name="Khmer OS Battambang" svg:font-family="'Khmer OS Battambang'" style:font-pitch="variable"/>
    <style:font-face style:name="Khmer OS Content" svg:font-family="'Khmer OS Content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Header">
      <style:paragraph-properties fo:text-align="end" style:justify-single-word="false"/>
      <style:text-properties officeooo:rsid="001a9a2d" officeooo:paragraph-rsid="001fd801"/>
    </style:style>
    <style:style style:name="P3" style:family="paragraph" style:parent-style-name="Standard">
      <style:paragraph-properties fo:text-align="center" style:justify-single-word="false"/>
      <style:text-properties fo:color="#000000" loext:opacity="100%" style:font-name="Khmer OS Content" fo:font-size="12pt" fo:font-weight="normal" officeooo:rsid="001a9a2d" officeooo:paragraph-rsid="001a9a2d" style:font-size-asian="12pt" style:font-weight-asian="normal" style:font-name-complex="Khmer OS Content" style:font-size-complex="12pt" style:font-weight-complex="normal"/>
    </style:style>
    <style:style style:name="P4" style:family="paragraph" style:parent-style-name="Standard">
      <style:text-properties fo:color="#000000" loext:opacity="100%" style:font-name="Khmer OS Content" fo:font-size="12pt" fo:font-weight="normal" officeooo:rsid="001a9a2d" officeooo:paragraph-rsid="001dcda6" style:font-size-asian="12pt" style:font-weight-asian="normal" style:font-name-complex="Khmer OS Content" style:font-size-complex="12pt" style:font-weight-complex="normal"/>
    </style:style>
    <style:style style:name="P5" style:family="paragraph" style:parent-style-name="Standard" style:list-style-name="L1">
      <style:text-properties fo:color="#000000" loext:opacity="100%" style:font-name="Khmer OS Content" fo:font-size="12pt" fo:font-weight="normal" officeooo:rsid="001a9a2d" officeooo:paragraph-rsid="001dcda6" style:font-size-asian="12pt" style:font-weight-asian="normal" style:font-name-complex="Khmer OS Content" style:font-size-complex="12pt" style:font-weight-complex="normal"/>
    </style:style>
    <style:style style:name="P6" style:family="paragraph" style:parent-style-name="Standard" style:list-style-name="L1">
      <style:text-properties fo:color="#000000" loext:opacity="100%" style:font-name="Khmer OS Content" fo:font-size="12pt" fo:font-weight="normal" officeooo:rsid="001a9a2d" officeooo:paragraph-rsid="001a9a2d" style:font-size-asian="12pt" style:font-weight-asian="normal" style:font-name-complex="Khmer OS Content" style:font-size-complex="12pt" style:font-weight-complex="normal"/>
    </style:style>
    <style:style style:name="P7" style:family="paragraph" style:parent-style-name="Standard">
      <style:text-properties fo:color="#000000" loext:opacity="100%" style:font-name="Khmer OS Content" fo:font-size="12pt" fo:font-weight="normal" officeooo:rsid="001a9a2d" officeooo:paragraph-rsid="001a9a2d" style:font-size-asian="12pt" style:font-weight-asian="normal" style:font-name-complex="Khmer OS Content" style:font-size-complex="12pt" style:font-weight-complex="normal"/>
    </style:style>
    <style:style style:name="P8" style:family="paragraph" style:parent-style-name="Standard" style:list-style-name="L1">
      <style:text-properties fo:color="#000000" loext:opacity="100%" style:font-name="Khmer OS Content" fo:font-size="12pt" fo:font-weight="normal" officeooo:paragraph-rsid="001dcda6" style:font-size-asian="12pt" style:font-weight-asian="normal" style:font-name-complex="Khmer OS Content" style:font-size-complex="12pt" style:font-weight-complex="normal"/>
    </style:style>
    <style:style style:name="P9" style:family="paragraph" style:parent-style-name="Standard">
      <style:text-properties fo:color="#000000" loext:opacity="100%" style:font-name="Khmer OS Content" fo:font-size="12pt" fo:font-weight="normal" officeooo:rsid="001fd801" officeooo:paragraph-rsid="001fd801" style:font-size-asian="12pt" style:font-weight-asian="normal" style:font-name-complex="Khmer OS Content" style:font-size-complex="12pt" style:font-weight-complex="normal"/>
    </style:style>
    <style:style style:name="T1" style:family="text">
      <style:text-properties fo:color="#666666" loext:opacity="100%"/>
    </style:style>
    <style:style style:name="T2" style:family="text">
      <style:text-properties fo:color="#666666" loext:opacity="100%" style:font-name="Khmer OS Battambang" fo:font-weight="bold" style:font-weight-asian="bold" style:font-name-complex="Khmer OS Battambang" style:font-weight-complex="bold"/>
    </style:style>
    <style:style style:name="T3" style:family="text">
      <style:text-properties style:font-name="JetBrains Mono ExtraBold"/>
    </style:style>
    <style:style style:name="T4" style:family="text">
      <style:text-properties officeooo:rsid="001c3ede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1c3ede" style:font-weight-asian="normal" style:font-weight-complex="normal"/>
    </style:style>
    <style:style style:name="T7" style:family="text">
      <style:text-properties officeooo:rsid="001dcda6"/>
    </style:style>
    <style:style style:name="T8" style:family="text">
      <style:text-properties style:font-name="Khmer OS Battambang" officeooo:rsid="001a9a2d" style:font-name-complex="Khmer OS Battambang"/>
    </style:style>
    <style:style style:name="T9" style:family="text">
      <style:text-properties officeooo:rsid="001a9a2d"/>
    </style:style>
    <text:list-style style:name="L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list text:style-name="L1">
        <text:list-item>
          <text:p text:style-name="P8"><text:span text:style-name="T9">តើ Global variable ក្នុង PHP មានអ្វីខ្លះ? ចូររៀបរាប់។</text:span></text:p>
        </text:list-item>
      </text:list>
      <text:p text:style-name="P4"/>
      <text:list text:continue-numbering="true" text:style-name="L1">
        <text:list-item>
          <text:p text:style-name="P5">តើ Post and Get ខុសគ្នាដូចម្តេច? ចូររៀបរាប់។</text:p>
        </text:list-item>
      </text:list>
      <text:p text:style-name="P4"/>
      <text:list text:continue-numbering="true" text:style-name="L1">
        <text:list-item>
          <text:p text:style-name="P5">តើ MVC ជាអ្វី? ចូរពន្យល់ពី MVC ឱ្យបានក្បោះក្បាយ។</text:p>
        </text:list-item>
      </text:list>
      <text:p text:style-name="P4"/>
      <text:list text:continue-numbering="true" text:style-name="L1">
        <text:list-item>
          <text:p text:style-name="P5">តើតើអ្វីទៅ Laravel framework? ហើយប្រើសម្រាប់ធ្វើអ្វីខ្លះ?</text:p>
        </text:list-item>
      </text:list>
      <text:p text:style-name="P4"/>
      <text:list text:continue-numbering="true" text:style-name="L1">
        <text:list-item>
          <text:p text:style-name="P5">តើអ្វីទៅជា PHP Function? ចូរបង្កើត function មួយក្នុងភាសា PHP?</text:p>
        </text:list-item>
      </text:list>
      <text:p text:style-name="P4"/>
      <text:list text:continue-numbering="true" text:style-name="L1">
        <text:list-item>
          <text:p text:style-name="P5">ចូររៀបរាប់ PHP Super-global ដែលអ្នកបានស្គាល់ឱ្យបានតិចបំផុតប្រាំ?</text:p>
        </text:list-item>
      </text:list>
      <text:p text:style-name="P4"/>
      <text:list text:continue-numbering="true" text:style-name="L1">
        <text:list-item>
          <text:p text:style-name="P5">តើ MySQL Database Server ជាអ្វី? ចូរនិយាយពីគុណសម្បត្តិរបស់ MySQL ។</text:p>
        </text:list-item>
      </text:list>
      <text:p text:style-name="P4"/>
      <text:list text:continue-numbering="true" text:style-name="L1">
        <text:list-item>
          <text:p text:style-name="P5">តើអ្វីទៅជា Array? តើ Array ក្នុងភាសា PHP មានប៉ុន្មាន? អ្វីខ្លះ? ចូររៀបរាប់។</text:p>
        </text:list-item>
      </text:list>
      <text:p text:style-name="P4"/>
      <text:list text:continue-numbering="true" text:style-name="L1">
        <text:list-item>
          <text:p text:style-name="P5">តើអ្វីទៅជា $_GET in PHP? តើពេលណាដែលយើងគួរប្រើប្រាស់ get method?</text:p>
        </text:list-item>
      </text:list>
      <text:p text:style-name="P4"/>
      <text:list text:continue-numbering="true" text:style-name="L1">
        <text:list-item>
          <text:p text:style-name="P5">តើអ្វីទៅជា $_POST in PHP? តើពេលណាដែលយើងគួរប្រើប្រាស់ post method?</text:p>
        </text:list-item>
      </text:list>
      <text:p text:style-name="P4"/>
      <text:list text:continue-numbering="true" text:style-name="L1">
        <text:list-item>
          <text:p text:style-name="P5">តើ MySQL Database Server ជាអ្វី? ចូរនិយាយពីគុណសម្បត្តិរបស់ MySQL Server។</text:p>
        </text:list-item>
      </text:list>
      <text:p text:style-name="P4"/>
      <text:list text:continue-numbering="true" text:style-name="L1">
        <text:list-item>
          <text:p text:style-name="P5">ចូរសរសេរ artisan command ដើម្បីបង្កើត controller, migration file និង model មួយ? សរសេរផ្សេងៗគ្នា។</text:p>
        </text:list-item>
      </text:list>
      <text:p text:style-name="P4"/>
      <text:list text:continue-numbering="true" text:style-name="L1">
        <text:list-item>
          <text:p text:style-name="P6">តើអ្វីទៅជា Laravel PHP Framework? ហេតុអ្វីយើងត្រូវប្រើ Laravel framework?</text:p>
        </text:list-item>
        <text:list-item>
          <text:p text:style-name="P5"><text:soft-page-break/>រៀបរាប់ Eloquent method for select ហើយលើកឧទាហរណ៍មកបង្ហាញយ៉ាងតិច ៥។</text:p>
        </text:list-item>
      </text:list>
      <text:p text:style-name="P4"/>
      <text:list text:continue-numbering="true" text:style-name="L1">
        <text:list-item>
          <text:p text:style-name="P5">រៀបរាប់ Query builder for select ហើយលើកឧទាហរណ៍មកបង្ហាញយ៉ាងតិច ៥។</text:p>
        </text:list-item>
      </text:list>
      <text:p text:style-name="P4"/>
      <text:list text:continue-numbering="true" text:style-name="L1">
        <text:list-item>
          <text:p text:style-name="P6">តើយើងអាចបញ្ជូនទិន្នន័យពី Route ឫ Controller ទៅកាន់ View បានដោយវិធីណាខ្លះនៅក្នុង Laravel PHP Framework? ចូររៀបរាប់<text:span text:style-name="T4">។</text:span></text:p>
        </text:list-item>
      </text:list>
      <text:p text:style-name="P7"/>
      <text:list text:continue-numbering="true" text:style-name="L1">
        <text:list-item>
          <text:p text:style-name="P6">ចូរសរសេរ Query builder ORM សម្រាប់ Retrieving Models in Laravel PHP Framework? ហើយ</text:p>
        </text:list-item>
        <text:list-item>
          <text:p text:style-name="P6">រួចហើយលើឧទាហរណ៍យ៉ាងតិចឱ្យបានប្រាំមកបញ្ជាក់។</text:p>
        </text:list-item>
      </text:list>
      <text:p text:style-name="P7"/>
      <text:list text:continue-numbering="true" text:style-name="L1">
        <text:list-item>
          <text:p text:style-name="P6">ចូរសរសេរកូដដើម្បីបង្ហាញទិន្នន័យទាំងអស់ដោយប្រើប្រាស់ Laravel framework អាច ប្រើ Eloquent or Query builder?</text:p>
        </text:list-item>
      </text:list>
      <text:p text:style-name="P7"/>
      <text:list text:continue-numbering="true" text:style-name="L1">
        <text:list-item>
          <text:p text:style-name="P6">ចូរសរសេរកូដដើម្បីបញ្ចូលទិន្នន័យFields<text:span text:style-name="T4">​​​ </text:span>(firstname, lastname, phone, email, address)យើងត្រូវតែពិនិត្យ(check validation)មុននឹងបញ្ចូលទៅក្នុងដេតាបេស(Database)ដោយប្រើប្រាស់ Eloquent or Query builder Laravel PHP Framework?</text:p>
        </text:list-item>
      </text:list>
      <text:p text:style-name="P7"/>
      <text:list text:continue-numbering="true" text:style-name="L1">
        <text:list-item>
          <text:p text:style-name="P6">ចូរសរសេរ php artisan command សម្រាប់បង្កើត controller, view, controller resource, model and migration file<text:span text:style-name="T7">​ ?</text:span></text:p>
        </text:list-item>
      </text:list>
      <text:p text:style-name="P7"/>
      <text:list text:continue-numbering="true" text:style-name="L1">
        <text:list-item>
          <text:p text:style-name="P6">ចូររៀបរាប់ប្រភេទ Database ដែលអ្នកបានស្គាល់? ចូរសរសេរកូដ SQL ដើម្បី បង្កើត Database មួយមានឈ្មោះថា mydb?</text:p>
        </text:list-item>
      </text:list>
      <text:p text:style-name="P7"/>
      <text:list text:continue-numbering="true" text:style-name="L1">
        <text:list-item>
          <text:p text:style-name="P6">ចូរសរសេរកូដដើម្បីកែប្រែទិន្នន័យដោយត្រូវពិនិត្យលើFieldណាខ្លះត្រូវតែបំពេញ ព័ត៌មាន (check validation) មុននឹង update ទៅក្នុងដេតារបស (Database)ដោយប្រើប្រាស់ Laravel PHP Framework?</text:p>
        </text:list-item>
      </text:list>
      <text:p text:style-name="P9"><text:soft-page-break/></text:p>
      <text:list text:continue-numbering="true" text:style-name="L1">
        <text:list-item>
          <text:p text:style-name="P6">ចូរសរសេរកូដដើម្បីលុបទិន្នន័យដោយពីរដេតារបស (Database)ដោយប្រើប្រាស់ Eloquent or Query builder in Laravel PHP Framework?</text:p>
        </text:list-item>
      </text:list>
      <text:p text:style-name="P7"/>
      <text:list text:continue-numbering="true" text:style-name="L1">
        <text:list-item>
          <text:p text:style-name="P6">ចូរសរសេរកូដដើម្បីបង្ហាញទិន្នន័យនៅក្នុង index function in controller ពីដេ បេស (Database)ដោយប្រើប្រាស់ Eloquent or Query builder in Laravel PHP Framework<text:span text:style-name="T7">។</text:span></text:p>
        </text:list-item>
      </text:list>
      <text:p text:style-name="P7"/>
      <text:list text:continue-numbering="true" text:style-name="L1">
        <text:list-item>
          <text:p text:style-name="P5">តើ នៅក្នុង Laravel framework HttpVerb ដែលយើងប្រើមានអ្វីខ្លះ? ចូរ រៀបរាប់ និងបកស្រាយពី Http Verb នីមួយៗ?</text:p>
        </text:list-item>
      </text:list>
      <text:p text:style-name="P4"/>
      <text:list text:continue-numbering="true" text:style-name="L1">
        <text:list-item>
          <text:p text:style-name="P6">តើអ្វីទៅជា Laravel framework? តើបច្ចុប្បន្ននេះ Laravel framework ស្ថិតនៅជំនាន់ទីប៉ុន្មាន?</text:p>
        </text:list-item>
      </text:list>
      <text:p text:style-name="P7"/>
      <text:list text:continue-numbering="true" text:style-name="L1">
        <text:list-item>
          <text:p text:style-name="P6">ចូរសរសេរកូដដើម្បីបង្កើត controller និង model មួយដោយប្រើប្រាស់ artisan command?</text:p>
        </text:list-item>
      </text:list>
      <text:p text:style-name="P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JetBrains Mono ExtraBold" svg:font-family="'JetBrains Mono ExtraBold'" style:font-pitch="fixed"/>
    <style:font-face style:name="Khmer OS Battambang" svg:font-family="'Khmer OS Battambang'" style:font-pitch="variable"/>
    <style:font-face style:name="Khmer OS Content" svg:font-family="'Khmer OS Content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note" style:family="paragraph" style:parent-style-name="Standard" style:class="extra">
      <style:paragraph-properties fo:margin-left="0.2362in" fo:text-indent="-0.2362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  <style:text-properties officeooo:rsid="001a9a2d" officeooo:paragraph-rsid="001fd801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color="#666666" loext:opacity="100%" style:font-name="Khmer OS Battambang" fo:font-weight="bold" style:font-weight-asian="bold" style:font-name-complex="Khmer OS Battambang" style:font-weight-complex="bold"/>
    </style:style>
    <style:style style:name="MT2" style:family="text">
      <style:text-properties fo:color="#666666" loext:opacity="100%"/>
    </style:style>
    <style:style style:name="MT3" style:family="text">
      <style:text-properties style:font-name="JetBrains Mono ExtraBold"/>
    </style:style>
    <style:page-layout style:name="Mpm1">
      <style:page-layout-properties fo:page-width="8.5in" fo:page-height="11in" style:num-format="A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សំណួរ <text:s text:c="2"/>ចម្លើយ </text:span><text:span text:style-name="MT2">រៀបចំដោយ </text:span><text:span text:style-name="MT3">@EIRSVi</text:span></text:p>
      </style:header>
      <style:footer>
        <text:p text:style-name="MP2"><text:bookmark-start text:name="PageNumWizard_FOOTER_Default Page Style1"/><text:page-number text:select-page="current">C</text:page-number><text:s/>/ <text:page-count>C</text:page-count><text:bookmark-end text:name="PageNumWizard_FOOTER_Default Page Style1"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5T23:26:02.309292117</meta:creation-date>
    <dc:date>2024-10-16T00:01:43.017751592</dc:date>
    <meta:editing-duration>PT23M24S</meta:editing-duration>
    <meta:editing-cycles>3</meta:editing-cycles>
    <meta:generator>LibreOffice/24.2.5.2$Linux_X86_64 LibreOffice_project/420$Build-2</meta:generator>
    <meta:document-statistic meta:table-count="0" meta:image-count="0" meta:object-count="0" meta:page-count="3" meta:paragraph-count="30" meta:word-count="260" meta:character-count="2052" meta:non-whitespace-character-count="1687"/>
  </office:meta>
</office:document-meta>
</file>